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Editor.setAsText( String 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FileEditor.File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ditor.getA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Editor.FileEditor( ResourceEditor resourceEd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